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etaNormalLF-Roman" svg:font-family="MetaNormalLF-Roman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02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Standard_5f_Tabelle1" style:data-style-name="N12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MetaNormalLF-Roman" fo:font-size="10pt" fo:font-style="normal" fo:text-shadow="none" style:text-underline-style="none" fo:font-weight="normal" style:font-size-asian="10pt" style:font-style-asian="normal" style:font-weight-asian="normal" style:font-name-complex="MetaNormalLF-Roman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2" table:number-rows-repeated="4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Area of Germany's 76 cities over 100,000 population</text:p>
          </table:table-cell>
          <table:table-cell table:style-name="Default"/>
          <table:table-cell table:number-columns-repeated="2"/>
          <table:table-cell table:style-name="ce1" office:value-type="string">
            <text:p>Germany's diameter as circle: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1"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1"/>
          <table:table-cell table:style-name="ce3"/>
        </table:table-row>
        <table:table-row table:style-name="ro4">
          <table:table-cell table:number-columns-repeated="3"/>
          <table:table-cell office:value-type="float" office:value="891.7">
            <text:p><text:s text:c="2"/>891.70</text:p>
          </table:table-cell>
          <table:table-cell table:number-columns-repeated="2"/>
          <table:table-cell table:style-name="ce1" office:value-type="string">
            <text:p>area:</text:p>
          </table:table-cell>
          <table:table-cell table:style-name="ce1" office:value-type="float" office:value="357021">
            <text:p>357021</text:p>
          </table:table-cell>
        </table:table-row>
        <table:table-row table:style-name="ro4">
          <table:table-cell table:number-columns-repeated="3"/>
          <table:table-cell office:value-type="float" office:value="755.3">
            <text:p><text:s text:c="2"/>755.30</text:p>
          </table:table-cell>
          <table:table-cell table:number-columns-repeated="2"/>
          <table:table-cell table:style-name="ce1" office:value-type="string">
            <text:p>radius:</text:p>
          </table:table-cell>
          <table:table-cell table:style-name="ce1" table:formula="of:=+SQRT(+[.H8]/3.1415)" office:value-type="float" office:value="337.115211175056">
            <text:p>337.1152111751</text:p>
          </table:table-cell>
        </table:table-row>
        <table:table-row table:style-name="ro4">
          <table:table-cell table:number-columns-repeated="3"/>
          <table:table-cell office:value-type="float" office:value="310.7">
            <text:p><text:s text:c="2"/>310.70</text:p>
          </table:table-cell>
          <table:table-cell table:number-columns-repeated="2"/>
          <table:table-cell table:style-name="ce1" office:value-type="string">
            <text:p>diameter:</text:p>
          </table:table-cell>
          <table:table-cell table:style-name="ce1" table:formula="of:=+[.H9]*2" office:value-type="float" office:value="674.230422350111">
            <text:p>674.2304223501</text:p>
          </table:table-cell>
        </table:table-row>
        <table:table-row table:style-name="ro4">
          <table:table-cell table:number-columns-repeated="3"/>
          <table:table-cell office:value-type="float" office:value="405.16">
            <text:p><text:s text:c="2"/>405.16</text:p>
          </table:table-cell>
          <table:table-cell table:number-columns-repeated="2"/>
          <table:table-cell table:style-name="ce1" office:value-type="string">
            <text:p>log10 diameter:</text:p>
          </table:table-cell>
          <table:table-cell table:style-name="ce1" table:formula="of:=+LOG(+[.H10]; 10)" office:value-type="float" office:value="2.82880834468554">
            <text:p>2.8288083447</text:p>
          </table:table-cell>
        </table:table-row>
        <table:table-row table:style-name="ro4">
          <table:table-cell table:number-columns-repeated="3"/>
          <table:table-cell office:value-type="float" office:value="248.31">
            <text:p><text:s text:c="2"/>248.3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07.35">
            <text:p><text:s text:c="2"/>207.3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17.41">
            <text:p><text:s text:c="2"/>217.4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80.71">
            <text:p><text:s text:c="2"/>280.7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10.3">
            <text:p><text:s text:c="2"/>210.3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325.42">
            <text:p><text:s text:c="2"/>325.42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328.31">
            <text:p><text:s text:c="2"/>328.3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97.39">
            <text:p><text:s text:c="2"/>297.39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04.15">
            <text:p><text:s text:c="2"/>204.1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86.37">
            <text:p><text:s text:c="2"/>186.37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32.8">
            <text:p><text:s text:c="2"/>232.8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45.66">
            <text:p><text:s text:c="2"/>145.66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68.39">
            <text:p><text:s text:c="2"/>168.39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58.82">
            <text:p><text:s text:c="2"/>258.82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41.09">
            <text:p><text:s text:c="2"/>141.09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302.96">
            <text:p><text:s text:c="2"/>302.96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73.46">
            <text:p><text:s text:c="2"/>173.46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44.96">
            <text:p><text:s text:c="2"/>144.96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46.84">
            <text:p><text:s text:c="2"/>146.84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03.93">
            <text:p><text:s text:c="2"/>203.93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04.94">
            <text:p><text:s text:c="2"/>104.94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70.45">
            <text:p><text:s text:c="2"/>170.4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92.17">
            <text:p><text:s text:c="2"/>192.17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20.86">
            <text:p><text:s text:c="2"/>220.86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60.85">
            <text:p><text:s text:c="2"/>160.8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18.65">
            <text:p><text:s text:c="2"/>118.6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35.01">
            <text:p><text:s text:c="2"/>135.0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01">
            <text:p><text:s text:c="2"/>201.0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37.75">
            <text:p><text:s text:c="2"/>137.7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53.06">
            <text:p><text:s text:c="2"/>153.06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14.21">
            <text:p><text:s text:c="2"/>214.2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77.1">
            <text:p><text:s text:c="2"/>77.1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69.15">
            <text:p><text:s text:c="2"/>269.1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81.27">
            <text:p><text:s text:c="2"/>181.27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97.74">
            <text:p><text:s text:c="2"/>97.74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06.78">
            <text:p><text:s text:c="2"/>106.78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60.35">
            <text:p><text:s text:c="2"/>160.3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67.09">
            <text:p><text:s text:c="2"/>167.09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26.43">
            <text:p><text:s text:c="2"/>226.43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91.28">
            <text:p><text:s text:c="2"/>91.28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77.55">
            <text:p><text:s text:c="2"/>77.5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78.87">
            <text:p><text:s text:c="2"/>78.87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87.66">
            <text:p><text:s text:c="2"/>187.66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02.99">
            <text:p><text:s text:c="2"/>102.99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19.8">
            <text:p><text:s text:c="2"/>119.8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89.55">
            <text:p><text:s text:c="2"/>89.5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51.42">
            <text:p><text:s text:c="2"/>51.42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99.53">
            <text:p><text:s text:c="2"/>99.53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08.83">
            <text:p><text:s text:c="2"/>108.83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22.09">
            <text:p><text:s text:c="2"/>122.09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79.6">
            <text:p><text:s text:c="2"/>179.6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80.7">
            <text:p><text:s text:c="2"/>80.7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33.37">
            <text:p><text:s text:c="2"/>133.37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87.63">
            <text:p><text:s text:c="2"/>87.63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204.05">
            <text:p><text:s text:c="2"/>204.0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63.35">
            <text:p><text:s text:c="2"/>63.3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18.69">
            <text:p><text:s text:c="2"/>118.69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99.88">
            <text:p><text:s text:c="2"/>99.88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44.89">
            <text:p><text:s text:c="2"/>44.89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16.89">
            <text:p><text:s text:c="2"/>116.89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00.61">
            <text:p><text:s text:c="2"/>100.61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98">
            <text:p><text:s text:c="2"/>98.0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66.43">
            <text:p><text:s text:c="2"/>66.43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87.06">
            <text:p><text:s text:c="2"/>87.06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05.12">
            <text:p><text:s text:c="2"/>105.12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74.52">
            <text:p><text:s text:c="2"/>74.52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83.09">
            <text:p><text:s text:c="2"/>83.09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93.82">
            <text:p><text:s text:c="2"/>93.82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14.48">
            <text:p><text:s text:c="2"/>114.48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117.13">
            <text:p><text:s text:c="2"/>117.13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76.95">
            <text:p><text:s text:c="2"/>76.95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float" office:value="67.68">
            <text:p><text:s text:c="2"/>67.68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As square: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 table:formula="of:=+SUM([.D8:.D83])" office:value-type="float" office:value="13225.86">
            <text:p>13225.86</text:p>
          </table:table-cell>
          <table:table-cell/>
          <table:table-cell table:style-name="ce1" office:value-type="string">
            <text:p>As circle: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verage area (km^2)</text:p>
          </table:table-cell>
          <table:table-cell table:style-name="Default" table:formula="of:=+AVERAGE([.D8:.D83])" office:value-type="float" office:value="174.024473684211">
            <text:p>174.0244736842</text:p>
          </table:table-cell>
          <table:table-cell/>
          <table:table-cell table:style-name="ce1" office:value-type="string">
            <text:p>radius:</text:p>
          </table:table-cell>
          <table:table-cell table:formula="of:=+SQRT(+[.D86]/3.1415)" office:value-type="float" office:value="7.44280485850417">
            <text:p>7.442804858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iameter(km)</text:p>
          </table:table-cell>
          <table:table-cell table:style-name="Default" table:formula="of:=+SQRT([.D86])" office:value-type="float" office:value="13.1918335982611">
            <text:p>13.1918335983</text:p>
          </table:table-cell>
          <table:table-cell/>
          <table:table-cell table:style-name="ce1" office:value-type="string">
            <text:p>diameter:</text:p>
          </table:table-cell>
          <table:table-cell table:formula="of:=+[.G86]*2" office:value-type="float" office:value="14.8856097170083">
            <text:p>14.885609717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g10 diameter</text:p>
          </table:table-cell>
          <table:table-cell table:style-name="Default" table:formula="of:=+LOG([.D87];10)" office:value-type="float" office:value="1.12030516448207">
            <text:p>1.1203051645</text:p>
          </table:table-cell>
          <table:table-cell/>
          <table:table-cell table:style-name="ce1" office:value-type="string">
            <text:p>log10 diameter:</text:p>
          </table:table-cell>
          <table:table-cell table:formula="of:=+LOG(+[.G87];10)" office:value-type="float" office:value="1.17276662812007">
            <text:p>1.172766628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MetaNormalLF-Roman" svg:font-family="MetaNormalLF-Roman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2" number:min-integer-digits="1">
        <number:embedded-text number:position="3"> </number:embedded-text>
      </number:number>
    </number:number-style>
    <number:number-style style:name="N126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27">
      <number:number number:decimal-places="0" number:min-integer-digits="1">
        <number:embedded-text number:position="3"> </number:embedded-text>
      </number:number>
    </number:number-style>
    <number:number-style style:name="N128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29">
      <number:number number:decimal-places="0" number:min-integer-digits="0">
        <number:embedded-text number:position="3"> </number:embedded-text>
      </number:number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12:03:15</meta:creation-date>
    <dc:date>2013-12-09T12:08:33</dc:date>
    <meta:editing-duration>PT11M49S</meta:editing-duration>
    <meta:editing-cycles>9</meta:editing-cycles>
    <meta:generator>LibreOffice/3.5$Linux_x86 LibreOffice_project/350m1$Build-2</meta:generator>
    <meta:document-statistic meta:table-count="3" meta:cell-count="101" meta:object-count="0"/>
  </office:meta>
</office:document-meta>
</file>